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" svg:font-family="Time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 style:list-style-name="WW8Num1"/>
    <style:style style:name="P2" style:family="paragraph" style:parent-style-name="Standard">
      <style:paragraph-properties fo:margin-left="0.75in" fo:margin-right="0in" fo:text-indent="0in" style:auto-text-indent="false"/>
    </style:style>
    <style:style style:name="P3" style:family="paragraph" style:parent-style-name="Standard">
      <style:paragraph-properties fo:margin-left="1.1252in" fo:margin-right="0in" fo:text-indent="0.25in" style:auto-text-indent="false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Standard">
      <style:paragraph-properties fo:margin-left="1.3752in" fo:margin-right="0in" fo:text-indent="0in" style:auto-text-indent="false"/>
    </style:style>
    <style:style style:name="T1" style:family="text">
      <style:text-properties officeooo:rsid="001d024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umanitarian Open Source Software</text:p>
      <text:p text:style-name="Standard"/>
      <text:p text:style-name="Standard">Final Project Documentation Rubric</text:p>
      <text:p text:style-name="Standard"/>
      <text:p text:style-name="Standard">Grading will be done holistically based on the following breakdown of elements that should be included in your Wiki and final presentation. <text:s/></text:p>
      <text:p text:style-name="Standard"/>
      <text:p text:style-name="Standard">Basic Elements</text:p>
      <text:p text:style-name="Standard"/>
      <text:list xml:id="list3697748863726063739" text:style-name="WW8Num1">
        <text:list-item>
          <text:p text:style-name="P1">Wiki (15% of Overall Course Grade)</text:p>
          <text:list>
            <text:list-item>
              <text:p text:style-name="P1">Project Description (10%)</text:p>
            </text:list-item>
            <text:list-item>
              <text:p text:style-name="P1">Concept Art/Screenshots (5%)</text:p>
            </text:list-item>
            <text:list-item>
              <text:p text:style-name="P1">Teacher Documentation (10%)</text:p>
              <text:list>
                <text:list-item>
                  <text:p text:style-name="P1">Classroom uses</text:p>
                </text:list-item>
                <text:list-item>
                  <text:p text:style-name="P1">Standards addressed</text:p>
                </text:list-item>
                <text:list-item>
                  <text:p text:style-name="P1">Ease of use</text:p>
                </text:list-item>
                <text:list-item>
                  <text:p text:style-name="P1">See “Documentation.ppt”</text:p>
                </text:list-item>
              </text:list>
            </text:list-item>
            <text:list-item>
              <text:p text:style-name="P1">Student Documentation (10%)</text:p>
            </text:list-item>
            <text:list-item>
              <text:p text:style-name="P1">Developer Documentation (10%)</text:p>
            </text:list-item>
            <text:list-item>
              <text:p text:style-name="P1">Milestones &amp; log of what was completed and what remains to be done (20%)</text:p>
            </text:list-item>
            <text:list-item>
              <text:p text:style-name="P1">Information on repo access (10%)</text:p>
            </text:list-item>
            <text:list-item>
              <text:p text:style-name="P1">License information (10%)</text:p>
            </text:list-item>
            <text:list-item>
              <text:p text:style-name="P1">Contact information, including email &amp; IRC (<text:span text:style-name="T1">1</text:span>5%)</text:p>
            </text:list-item>
          </text:list>
        </text:list-item>
      </text:list>
      <text:p text:style-name="P2"/>
      <text:list xml:id="list130733537602823" text:continue-numbering="true" text:style-name="WW8Num1">
        <text:list-item>
          <text:p text:style-name="P1">Summation Statement: i.e. “What have you learned Dorothy?” <text:s/>500-1000 word essay (5% of overall course grade). <text:s/></text:p>
        </text:list-item>
      </text:list>
      <text:p text:style-name="P3">Include:</text:p>
      <text:list xml:id="list130731605124289" text:continue-numbering="true" text:style-name="WW8Num1">
        <text:list-item>
          <text:list>
            <text:list-item>
              <text:list>
                <text:list-item>
                  <text:p text:style-name="P1">Things you liked about the course</text:p>
                </text:list-item>
                <text:list-item>
                  <text:p text:style-name="P1">Things you would change about the course</text:p>
                </text:list-item>
                <text:list-item>
                  <text:p text:style-name="P1">Obstacles you encountered in your project, and how you resolved them—or not.</text:p>
                </text:list-item>
                <text:list-item>
                  <text:p text:style-name="P1">A summary of your experiences communicating with the FOSS community. <text:s/>Who did you connect with? <text:s/>Who was helpful? <text:s/>What did you learn about the OS community and the need for communication?</text:p>
                </text:list-item>
                <text:list-item>
                  <text:p text:style-name="P1">Will you continue to use IRC or work in the Open Source community, why or why not?</text:p>
                </text:list-item>
                <text:list-item>
                  <text:p text:style-name="P1">Would you do anything differently?</text:p>
                </text:list-item>
              </text:list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Times" svg:font-family="Time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Times" fo:font-size="12pt" fo:language="en" fo:country="US" style:font-name-asian="Times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LPC Honors Seminar</dc:title>
    <meta:initial-creator>David Shein</meta:initial-creator>
    <meta:creation-date>2010-09-01T09:29:00</meta:creation-date>
    <dc:creator>decause </dc:creator>
    <dc:date>2013-07-17T13:07:31.256977421</dc:date>
    <meta:editing-cycles>2</meta:editing-cycles>
    <meta:editing-duration>PT1M</meta:editing-duration>
    <meta:document-statistic meta:table-count="0" meta:image-count="0" meta:object-count="0" meta:page-count="1" meta:paragraph-count="26" meta:word-count="208" meta:character-count="1259" meta:non-whitespace-character-count="1091"/>
    <meta:generator>LibreOffice/4.1.0.1$Linux_X86_64 LibreOffice_project/410$Build-1</meta:generator>
  </office:meta>
</office:document-meta>
</file>